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1d2" officeooo:paragraph-rsid="001bd1d2"/>
    </style:style>
    <style:style style:name="P2" style:family="paragraph" style:parent-style-name="Standard">
      <style:text-properties fo:color="#c9211e" officeooo:rsid="001d4b0f" officeooo:paragraph-rsid="001d4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I guess this one is he last one on this side :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w I will edit this file </text:p>
      <text:p text:style-name="P2">let’s see if I can make i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4:12:49.083061481</meta:creation-date>
    <dc:date>2020-11-11T14:17:03.643234610</dc:date>
    <meta:editing-duration>PT4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" meta:word-count="26" meta:character-count="105" meta:non-whitespace-character-count="79"/>
  </office:meta>
</office:document-meta>
</file>